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Times New Roman" svg:font-family="'Times New Roman'" style:font-family-generic="roman" style:font-pitch="variable"/>
    <style:font-face style:name="Basic Roman" svg:font-family="'Basic Roman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Code Pro1" svg:font-family="'Source Code Pro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fo:margin-left="0cm" fo:margin-top="0cm" fo:margin-bottom="0cm" table:align="left" style:writing-mode="lr-tb"/>
    </style:style>
    <style:style style:name="Таблица1.A" style:family="table-column">
      <style:table-column-properties style:column-width="16.501cm"/>
    </style:style>
    <style:style style:name="Таблица1.1" style:family="table-row">
      <style:table-row-properties style:min-row-height="4.704cm" fo:keep-together="auto"/>
    </style:style>
    <style:style style:name="Таблица1.A1" style:family="table-cell">
      <style:table-cell-properties fo:padding="0.097cm" fo:border="0.2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style:font-name-asian="Times New Roman1" style:font-name-complex="Times New Roman1"/>
    </style:style>
    <style:style style:name="P3" style:family="paragraph" style:parent-style-name="Standard_20__28_user_29_">
      <style:paragraph-properties fo:text-align="center" style:justify-single-word="false"/>
    </style:style>
    <style:style style:name="P4" style:family="paragraph" style:parent-style-name="Standard_20__28_user_29_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_20__28_user_29_">
      <style:text-properties fo:color="#000000"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_20__28_user_29_">
      <style:paragraph-properties fo:text-align="center" style:justify-single-word="false"/>
      <style:text-properties fo:color="#000000"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_20__28_user_29_">
      <style:text-properties fo:color="#000000"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9" style:family="paragraph" style:parent-style-name="Standard_20__28_user_29_">
      <style:paragraph-properties fo:text-align="end" style:justify-single-word="false"/>
      <style:text-properties fo:color="#000000"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0" style:family="paragraph" style:parent-style-name="Standard_20__28_user_29_">
      <style:paragraph-properties fo:text-align="end" style:justify-single-word="false"/>
    </style:style>
    <style:style style:name="P11" style:family="paragraph" style:parent-style-name="Standard_20__28_user_29_" style:master-page-name="Standard">
      <style:paragraph-properties fo:text-align="center" style:justify-single-word="false" style:page-number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_20__28_user_29_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4" style:family="paragraph" style:parent-style-name="Standard_20__28_user_29_">
      <style:paragraph-properties fo:text-align="end" style:justify-single-word="false"/>
      <style:text-properties fo:color="#000000"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15" style:family="paragraph" style:parent-style-name="Standard_20__28_user_29_">
      <style:paragraph-properties fo:text-align="end" style:justify-single-word="false"/>
      <style:text-properties fo:color="#000000"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6" style:family="paragraph" style:parent-style-name="Standard_20__28_user_29_">
      <style:paragraph-properties fo:text-align="center" style:justify-single-word="false"/>
      <style:text-properties fo:color="#000000"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7" style:family="paragraph" style:parent-style-name="Standard_20__28_user_29_">
      <style:paragraph-properties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text-properties fo:color="#000000" style:font-name="Times New Roman" fo:language="ru" fo:country="RU" fo:font-weight="bold" fo:background-color="#ffffff" style:font-name-asian="Times New Roman1" style:font-weight-asian="bold" style:font-name-complex="Times New Roman1" style:font-weight-complex="bold"/>
    </style:style>
    <style:style style:name="P19" style:family="paragraph" style:parent-style-name="Standard">
      <style:text-properties fo:color="#000000" style:font-name="Source Code Pro" fo:font-size="10pt" fo:background-color="#ffffff" style:font-name-asian="Source Code Pro1" style:font-size-asian="10pt" style:font-name-complex="Source Code Pro1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db95f" officeooo:paragraph-rsid="001db95f" style:font-name-asian="Times New Roman1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1db95f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fo:color="#000000"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fo:language="en" fo:country="US" fo:background-color="#ffffff" loext:char-shading-value="0" style:font-name-asian="Times New Roman1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fo:language="ru" fo:country="RU" fo:background-color="#ffffff" loext:char-shading-value="0" style:font-name-asian="Times New Roman1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ru" fo:country="RU" officeooo:rsid="001db95f" style:letter-kerning="true" fo:background-color="#ffffff" loext:char-shading-value="0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7" style:family="text">
      <style:text-properties officeooo:rsid="001e544b"/>
    </style:style>
    <style:style style:name="T8" style:family="text">
      <style:text-properties officeooo:rsid="002003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Санкт-Петербургский национальный исследовательский университет</text:p>
      <text:p text:style-name="P4">информационных технологий, механики и оптик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3"><text:span text:style-name="T1">Лабораторная работа №</text:span><text:span text:style-name="T2">3</text:span></text:p>
      <text:p text:style-name="P5">Дисциплина «Разработка интеллектуальных систем»</text:p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14">Выполнил:</text:p>
      <text:p text:style-name="P9">Съестов Дмитрий Вячеславович</text:p>
      <text:p text:style-name="P10"><text:span text:style-name="T3">Группа </text:span><text:span text:style-name="T4">P</text:span><text:span text:style-name="T3">3417</text:span></text:p>
      <text:p text:style-name="P9"/>
      <text:p text:style-name="P14">Преподаватель:</text:p>
      <text:p text:style-name="P17">Жукова Наталия Александровна</text:p>
      <text:p text:style-name="P9"/>
      <text:p text:style-name="P9"/>
      <text:p text:style-name="P8"/>
      <text:p text:style-name="P9"/>
      <text:p text:style-name="P9"/>
      <text:p text:style-name="P9"/>
      <text:p text:style-name="P16">Санкт-Петербург</text:p>
      <text:p text:style-name="P1"><text:span text:style-name="T5">20</text:span><text:span text:style-name="T6">20</text:span></text:p>
      <text:p text:style-name="P18"><text:soft-page-break/>Листинг программы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9">import numpy as np</text:p>
            <text:p text:style-name="P19">from tensorflow.keras.layers import Dense</text:p>
            <text:p text:style-name="P19">from tensorflow.keras.models import Sequential</text:p>
            <text:p text:style-name="P19">from tensorflow.keras.utils import to_categorical</text:p>
            <text:p text:style-name="P19">from tensorflow.keras.datasets import boston_housing</text:p>
            <text:p text:style-name="P19"/>
            <text:p text:style-name="P19">(train_data, train_targets), (test_data, test_targets) = boston_housing.load_data()</text:p>
            <text:p text:style-name="P19"/>
            <text:p text:style-name="P19">print(train_data.shape)</text:p>
            <text:p text:style-name="P19">print(test_data.shape)</text:p>
            <text:p text:style-name="P19"/>
            <text:p text:style-name="P19">print(test_targets)</text:p>
            <text:p text:style-name="P19"/>
            <text:p text:style-name="P19">mean = train_data.mean(axis=0)</text:p>
            <text:p text:style-name="P19">train_data -= mean</text:p>
            <text:p text:style-name="P19">std = train_data.std(axis=0)</text:p>
            <text:p text:style-name="P19">train_data /= std</text:p>
            <text:p text:style-name="P19"/>
            <text:p text:style-name="P19">test_data -= mean</text:p>
            <text:p text:style-name="P19">test_data /= std</text:p>
            <text:p text:style-name="P19"><text:s/></text:p>
            <text:p text:style-name="P19">def build_model():</text:p>
            <text:p text:style-name="P19"><text:s text:c="4"/>model = Sequential()</text:p>
            <text:p text:style-name="P19"><text:s text:c="4"/>model.add(Dense(64, activation='relu', input_shape=(train_data.shape[1],)))</text:p>
            <text:p text:style-name="P19"><text:s text:c="4"/>model.add(Dense(64, activation='relu'))</text:p>
            <text:p text:style-name="P19"><text:s text:c="4"/>model.add(Dense(1))</text:p>
            <text:p text:style-name="P19"><text:s text:c="4"/>model.compile(optimizer='rmsprop', loss='mse', metrics=['mae'])</text:p>
            <text:p text:style-name="P19"><text:s text:c="4"/>return model</text:p>
            <text:p text:style-name="P19"><text:s/></text:p>
            <text:p text:style-name="P19"><text:s/></text:p>
            <text:p text:style-name="P19">k = 4</text:p>
            <text:p text:style-name="P19">num_val_samples = len(train_data) // k</text:p>
            <text:p text:style-name="P19">num_epochs = 150</text:p>
            <text:p text:style-name="P19">all_scores = []</text:p>
            <text:p text:style-name="P19"/>
            <text:p text:style-name="P19">for i in range(k):</text:p>
            <text:p text:style-name="P19"><text:s text:c="4"/>print('processing fold #', i)</text:p>
            <text:p text:style-name="P19"><text:s text:c="4"/>val_data = train_data[i * num_val_samples: (i + 1) * num_val_samples]</text:p>
            <text:p text:style-name="P19"><text:s text:c="4"/>val_targets = train_targets[i * num_val_samples: (i + 1) * num_val_samples]</text:p>
            <text:p text:style-name="P19"><text:s text:c="4"/>partial_train_data = np.concatenate([train_data[:i * num_val_samples], train_data[(i + 1) * num_val_samples:]], axis=0)</text:p>
            <text:p text:style-name="P19"><text:s text:c="4"/>partial_train_targets = np.concatenate(</text:p>
            <text:p text:style-name="P19"><text:s text:c="8"/>[train_targets[:i * num_val_samples], train_targets[(i + 1) * num_val_samples:]], axis=0)</text:p>
            <text:p text:style-name="P19"><text:s text:c="4"/>model = build_model()</text:p>
            <text:p text:style-name="P19"><text:s text:c="4"/>model.fit(partial_train_data, partial_train_targets, epochs=num_epochs, batch_size=5, verbose=0)</text:p>
            <text:p text:style-name="P19"><text:s text:c="4"/>val_mse, val_mae = model.evaluate(val_data, val_targets, verbose=0)</text:p>
            <text:p text:style-name="P19"><text:s text:c="4"/>all_scores.append(val_mae)</text:p>
            <text:p text:style-name="P19"/>
            <text:p text:style-name="P19"/>
            <text:p text:style-name="P19">print(np.mean(all_scores))</text:p>
          </table:table-cell>
        </table:table-row>
      </table:table>
      <text:p text:style-name="P2"/>
      <text:p text:style-name="P20"><text:soft-page-break/>Вывод</text:p>
      <text:p text:style-name="P21">С помощью увеличения числа эпох с <text:span text:style-name="T7">100 </text:span>до <text:span text:style-name="T7">150 </text:span>удалось снизить среднюю ошибку до <text:span text:style-name="T7">2.3. На заданном наборе данных нельзя предсказать значение более точно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Times New Roman" svg:font-family="'Times New Roman'" style:font-family-generic="roman" style:font-pitch="variable"/>
    <style:font-face style:name="Basic Roman" svg:font-family="'Basic Roman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Code Pro1" svg:font-family="'Source Code Pro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zh" style:country-asian="CN" style:font-name-complex="Basic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false" style:font-name-asian="Calibri1" style:font-size-asian="10pt" style:language-asian="zh" style:country-asian="CN" style:font-name-complex="Basic Roman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2pt" fo:language="en" fo:country="US" style:letter-kerning="true" style:font-name-asian="Basic Roman" style:font-family-asian="'Basic Roman'" style:font-family-generic-asian="system" style:font-pitch-asian="variable" style:font-size-asian="12pt" style:language-asian="zh" style:country-asian="CN" style:font-name-complex="Basic Roman" style:font-family-complex="'Basic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Index_20_Heading" style:display-name="Index Heading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8T19:24:00</meta:creation-date>
    <meta:initial-creator>Dmitry Sjestov</meta:initial-creator>
    <dc:language>ru-RU</dc:language>
    <meta:print-date>2020-02-26T10:50:48</meta:print-date>
    <dc:date>2020-03-25T03:39:26.895821318</dc:date>
    <meta:editing-cycles>29</meta:editing-cycles>
    <meta:editing-duration>PT16M33S</meta:editing-duration>
    <meta:generator>LibreOffice/6.4.1.2$Linux_X86_64 LibreOffice_project/40$Build-2</meta:generator>
    <meta:document-statistic meta:table-count="1" meta:image-count="0" meta:object-count="0" meta:page-count="3" meta:paragraph-count="55" meta:word-count="199" meta:character-count="2001" meta:non-whitespace-character-count="1783"/>
  </office:meta>
</office:document-meta>
</file>